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758f0"/>
    </style:style>
    <style:style style:name="P2" style:family="paragraph" style:parent-style-name="Text_20_body">
      <style:text-properties officeooo:rsid="000758f0"/>
    </style:style>
    <style:style style:name="P3" style:family="paragraph" style:parent-style-name="Text_20_body">
      <style:text-properties officeooo:rsid="0008caf7" officeooo:paragraph-rsid="0008caf7"/>
    </style:style>
    <style:style style:name="P4" style:family="paragraph" style:parent-style-name="Text_20_body">
      <style:text-properties officeooo:rsid="00099adf" officeooo:paragraph-rsid="000d0f71"/>
    </style:style>
    <style:style style:name="P5" style:family="paragraph" style:parent-style-name="Text_20_body">
      <style:text-properties officeooo:rsid="000e37b4" officeooo:paragraph-rsid="000e37b4"/>
    </style:style>
    <style:style style:name="P6" style:family="paragraph" style:parent-style-name="Text_20_body">
      <style:text-properties style:text-underline-style="solid" style:text-underline-width="auto" style:text-underline-color="font-color" officeooo:rsid="000e37b4" officeooo:paragraph-rsid="000e37b4"/>
    </style:style>
    <style:style style:name="P7" style:family="paragraph" style:parent-style-name="Header">
      <style:text-properties officeooo:rsid="0008caf7" officeooo:paragraph-rsid="0008caf7"/>
    </style:style>
    <style:style style:name="T1" style:family="text">
      <style:text-properties officeooo:rsid="000ad4e4"/>
    </style:style>
    <style:style style:name="T2" style:family="text">
      <style:text-properties officeooo:rsid="000d0f71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-rendu réunion 1</text:p>
      <text:p text:style-name="P2"/>
      <text:p text:style-name="P2"/>
      <text:p text:style-name="P2"/>
      <text:p text:style-name="P3"/>
      <text:p text:style-name="P3"/>
      <text:h text:style-name="Heading_20_1" text:outline-level="1">Ordre du jour : Vérification des user stories </text:h>
      <text:p text:style-name="P3"/>
      <text:p text:style-name="P6">Présents à la réunion<text:span text:style-name="T3"> : </text:span></text:p>
      <text:p text:style-name="P5">Groupe 3 : <text:tab/><text:tab/><text:tab/><text:tab/><text:tab/><text:tab/><text:tab/><text:tab/><text:tab/>Groupe 5 :</text:p>
      <text:p text:style-name="P5">Alexis Cristaud-Braize<text:tab/><text:tab/><text:tab/><text:tab/><text:tab/><text:tab/><text:tab/>Etienne Salauze<text:line-break/>Loris Vignolle<text:tab/><text:tab/><text:tab/><text:tab/><text:tab/><text:tab/><text:tab/><text:tab/><text:tab/>Bernat Soldevila-Rivas<text:line-break/>Yann Jourdan</text:p>
      <text:p text:style-name="P4"><text:tab/></text:p>
      <text:p text:style-name="P4"><text:tab/>Au cours de cette réunion (15min), <text:s/>le product owner de MalyArt (Alexis) a confirmé chaque user story définie. <text:span text:style-name="T1">Nous avons éclairci quelques points concernant certaines de ces user stories.</text:span> Nous avons aussi pu confir<text:span text:style-name="T2">m</text:span>er l’importance de chacune de celles-ci avec lui. <text:span text:style-name="T2">Nous avons également demandé des détails supplémentaires sur l’histoire de l’entreprise MalyArt. Enfin, nous avons planifié la prochaine réunion.</text:span></text:p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caf7" officeooo:paragraph-rsid="0008ca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roupe 5<text:tab/> <text:s text:c="43"/><text:tab/>17/11/202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7T08:49:21.010000000</meta:creation-date>
    <dc:date>2023-11-17T11:36:14.652000000</dc:date>
    <meta:editing-duration>PT26M5S</meta:editing-duration>
    <meta:editing-cycles>7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8" meta:word-count="95" meta:character-count="702" meta:non-whitespace-character-count="541"/>
  </office:meta>
</office:document-meta>
</file>